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6cm" svg:height="8.998cm" svg:x="2.559cm" svg:y="4.316cm">
            <draw:object draw:notify-on-update-of-ranges="Hoja1.J1:Hoja1.J1 Hoja1.J2:Hoja1.J11 Hoja1.K1:Hoja1.K1 Hoja1.K2:Hoja1.K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98cm" svg:x="20.181cm" svg:y="5.891cm">
            <draw:object draw:notify-on-update-of-ranges="Hoja1.J2:Hoja1.J11 Hoja1.K1:Hoja1.K1 Hoja1.K2:Hoja1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C = 85 MHz</text:p>
          </table:table-cell>
          <table:table-cell table:number-columns-repeated="2"/>
          <table:table-cell table:style-name="ce1" office:value-type="string" calcext:value-type="string">
            <text:p>FC = 100 MHz</text:p>
          </table:table-cell>
          <table:table-cell table:number-columns-repeated="2"/>
          <table:table-cell table:style-name="ce1" office:value-type="string" calcext:value-type="string">
            <text:p>FC = 160 MHz</text:p>
          </table:table-cell>
          <table:table-cell table:number-columns-repeated="2"/>
          <table:table-cell office:value-type="string" calcext:value-type="string">
            <text:p>RBW</text:p>
          </table:table-cell>
          <table:table-cell office:value-type="string" calcext:value-type="string">
            <text:p>Ruido(dBm)</text:p>
          </table:table-cell>
        </table:table-row>
        <table:table-row table:style-name="ro2">
          <table:table-cell office:value-type="string" calcext:value-type="string">
            <text:p>A_ generada</text:p>
          </table:table-cell>
          <table:table-cell office:value-type="string" calcext:value-type="string">
            <text:p>A_medida(V)</text:p>
          </table:table-cell>
          <table:table-cell office:value-type="string" calcext:value-type="string">
            <text:p>Potencia rec</text:p>
          </table:table-cell>
          <table:table-cell office:value-type="string" calcext:value-type="string">
            <text:p>A_ generada</text:p>
          </table:table-cell>
          <table:table-cell office:value-type="string" calcext:value-type="string">
            <text:p>A_medida(V)</text:p>
          </table:table-cell>
          <table:table-cell office:value-type="string" calcext:value-type="string">
            <text:p>Potencia rec</text:p>
          </table:table-cell>
          <table:table-cell office:value-type="string" calcext:value-type="string">
            <text:p>A_ generada</text:p>
          </table:table-cell>
          <table:table-cell office:value-type="string" calcext:value-type="string">
            <text:p>A_medida(V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27.8" calcext:value-type="float">
            <text:p>-127,8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0.2288" calcext:value-type="float">
            <text:p>0,2288</text:p>
          </table:table-cell>
          <table:table-cell table:formula="of:=([.A3]-[.B3])/[.A3]*100" office:value-type="float" office:value="54.24" calcext:value-type="float">
            <text:p>54,24</text:p>
          </table:table-cell>
          <table:table-cell office:value-type="float" office:value="0.5" calcext:value-type="float">
            <text:p>0,5</text:p>
          </table:table-cell>
          <table:table-cell office:value-type="float" office:value="0.17424" calcext:value-type="float">
            <text:p>0,17424</text:p>
          </table:table-cell>
          <table:table-cell table:formula="of:=([.D3]-[.E3])/[.D3]*100" office:value-type="float" office:value="65.152" calcext:value-type="float">
            <text:p>65,15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mide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24.4" calcext:value-type="float">
            <text:p>-124,4</text:p>
          </table:table-cell>
        </table:table-row>
        <table:table-row table:style-name="ro2">
          <table:table-cell office:value-type="float" office:value="0.25" calcext:value-type="float">
            <text:p>0,25</text:p>
          </table:table-cell>
          <table:table-cell office:value-type="float" office:value="0.11524" calcext:value-type="float">
            <text:p>0,11524</text:p>
          </table:table-cell>
          <table:table-cell table:formula="of:=([.A4]-[.B4])/[.A4]*100" office:value-type="float" office:value="53.904" calcext:value-type="float">
            <text:p>53,904</text:p>
          </table:table-cell>
          <table:table-cell office:value-type="float" office:value="0.25" calcext:value-type="float">
            <text:p>0,25</text:p>
          </table:table-cell>
          <table:table-cell office:value-type="float" office:value="0.08712" calcext:value-type="float">
            <text:p>0,08712</text:p>
          </table:table-cell>
          <table:table-cell table:formula="of:=([.D4]-[.E4])/[.D4]*100" office:value-type="float" office:value="65.152" calcext:value-type="float">
            <text:p>65,15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o mid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-117.39" calcext:value-type="float">
            <text:p>-117,39</text:p>
          </table:table-cell>
        </table:table-row>
        <table:table-row table:style-name="ro2">
          <table:table-cell office:value-type="float" office:value="0.125" calcext:value-type="float">
            <text:p>0,125</text:p>
          </table:table-cell>
          <table:table-cell office:value-type="float" office:value="0.0594" calcext:value-type="float">
            <text:p>0,0594</text:p>
          </table:table-cell>
          <table:table-cell table:formula="of:=([.A5]-[.B5])/[.A5]*100" office:value-type="float" office:value="52.48" calcext:value-type="float">
            <text:p>52,48</text:p>
          </table:table-cell>
          <table:table-cell office:value-type="float" office:value="0.125" calcext:value-type="float">
            <text:p>0,125</text:p>
          </table:table-cell>
          <table:table-cell office:value-type="float" office:value="0.04435" calcext:value-type="float">
            <text:p>0,04435</text:p>
          </table:table-cell>
          <table:table-cell table:formula="of:=([.D5]-[.E5])/[.D5]*100" office:value-type="float" office:value="64.52" calcext:value-type="float">
            <text:p>64,52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No mid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-112.6" calcext:value-type="float">
            <text:p>-112,6</text:p>
          </table:table-cell>
        </table:table-row>
        <table:table-row table:style-name="ro2">
          <table:table-cell office:value-type="float" office:value="0.0625" calcext:value-type="float">
            <text:p>0,0625</text:p>
          </table:table-cell>
          <table:table-cell office:value-type="float" office:value="0.03" calcext:value-type="float">
            <text:p>0,03</text:p>
          </table:table-cell>
          <table:table-cell table:formula="of:=([.A6]-[.B6])/[.A6]*100" office:value-type="float" office:value="52" calcext:value-type="float">
            <text:p>5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2277" calcext:value-type="float">
            <text:p>0,02277</text:p>
          </table:table-cell>
          <table:table-cell table:formula="of:=([.D6]-[.E6])/[.D6]*100" office:value-type="float" office:value="63.568" calcext:value-type="float">
            <text:p>63,568</text:p>
          </table:table-cell>
          <table:table-cell office:value-type="float" office:value="0.0625" calcext:value-type="float">
            <text:p>0,0625</text:p>
          </table:table-cell>
          <table:table-cell office:value-type="string" calcext:value-type="string">
            <text:p>No mide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-110.5" calcext:value-type="float">
            <text:p>-110,5</text:p>
          </table:table-cell>
        </table:table-row>
        <table:table-row table:style-name="ro2">
          <table:table-cell table:number-columns-repeated="9"/>
          <table:table-cell office:value-type="float" office:value="30000" calcext:value-type="float">
            <text:p>30000</text:p>
          </table:table-cell>
          <table:table-cell office:value-type="float" office:value="-104.8" calcext:value-type="float">
            <text:p>-104,8</text:p>
          </table:table-cell>
        </table:table-row>
        <table:table-row table:style-name="ro2">
          <table:table-cell table:number-columns-repeated="9"/>
          <table:table-cell office:value-type="float" office:value="100000" calcext:value-type="float">
            <text:p>100000</text:p>
          </table:table-cell>
          <table:table-cell office:value-type="float" office:value="-94.32" calcext:value-type="float">
            <text:p>-94,32</text:p>
          </table:table-cell>
        </table:table-row>
        <table:table-row table:style-name="ro2">
          <table:table-cell table:number-columns-repeated="9"/>
          <table:table-cell office:value-type="float" office:value="300000" calcext:value-type="float">
            <text:p>300000</text:p>
          </table:table-cell>
          <table:table-cell office:value-type="float" office:value="-89.9" calcext:value-type="float">
            <text:p>-89,9</text:p>
          </table:table-cell>
        </table:table-row>
        <table:table-row table:style-name="ro2">
          <table:table-cell table:number-columns-repeated="9"/>
          <table:table-cell office:value-type="float" office:value="1000000" calcext:value-type="float">
            <text:p>1000000</text:p>
          </table:table-cell>
          <table:table-cell office:value-type="float" office:value="-80.8" calcext:value-type="float">
            <text:p>-80,8</text:p>
          </table:table-cell>
        </table:table-row>
        <table:table-row table:style-name="ro2">
          <table:table-cell table:number-columns-repeated="9"/>
          <table:table-cell office:value-type="float" office:value="3000000" calcext:value-type="float">
            <text:p>3000000</text:p>
          </table:table-cell>
          <table:table-cell office:value-type="float" office:value="-78.6" calcext:value-type="float">
            <text:p>-78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09:22:03.8071700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7T09:22:07.963594967</meta:creation-date>
    <meta:editing-duration>PT17M18S</meta:editing-duration>
    <meta:editing-cycles>2</meta:editing-cycles>
    <meta:generator>LibreOffice/6.4.7.2$Linux_X86_64 LibreOffice_project/40$Build-2</meta:generator>
    <dc:date>2023-04-17T10:20:32.991338011</dc:date>
    <meta:document-statistic meta:table-count="1" meta:cell-count="6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3cm" svg:stroke-color="#b3b3b3" svg:stroke-opacity="95%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99cm" xlink:href=".." xlink:type="simple" chart:class="chart:scatter" chart:style-name="ch1">
        <chart:legend chart:legend-position="end" svg:x="10.023cm" svg:y="7.465cm" style:legend-expansion="custom" chartooo:width="2.933cm" chartooo:height="0.598cm" style:legend-expansion-aspect-ratio="4.90468227424749" chart:style-name="ch2"/>
        <chart:plot-area chart:style-name="ch3" table:cell-range-address="Hoja1.J1:Hoja1.K11" chart:data-source-has-labels="row" svg:x="0.069cm" svg:y="0.177cm" svg:width="15.751cm" svg:height="8.637cm">
          <chartooo:coordinate-region svg:x="0.981cm" svg:y="0.376cm" svg:width="14.189cm" svg:height="8.2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K2:Hoja1.K11" chart:label-cell-address="Hoja1.K1:Hoja1.K1" chart:class="chart:scatter">
            <chart:domain table:cell-range-address="Hoja1.J2:Hoja1.J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>Ruido(dBm)</text:p>
                <draw:g>
                  <svg:desc>Hoja1.K1:Hoja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J2:Hoja1.J11</svg:desc>
                </draw:g>
              </table:table-cell>
              <table:table-cell office:value-type="float" office:value="-127.8">
                <text:p>-127.8</text:p>
                <draw:g>
                  <svg:desc>Hoja1.K2:Hoja1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-124.4">
                <text:p>-12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17.39">
                <text:p>-117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-112.6">
                <text:p>-11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-110.5">
                <text:p>-11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-104.8">
                <text:p>-10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-94.32">
                <text:p>-94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">
                <text:p>300000</text:p>
              </table:table-cell>
              <table:table-cell office:value-type="float" office:value="-89.9">
                <text:p>-8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-80.8">
                <text:p>-8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00">
                <text:p>3000000</text:p>
              </table:table-cell>
              <table:table-cell office:value-type="float" office:value="-78.6">
                <text:p>-7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3cm" svg:stroke-color="#b3b3b3" svg:stroke-opacity="95%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99cm" xlink:href=".." xlink:type="simple" chart:class="chart:scatter" chart:style-name="ch1">
        <chart:legend chart:legend-position="end" svg:x="10.023cm" svg:y="7.465cm" style:legend-expansion="custom" chartooo:width="2.933cm" chartooo:height="0.598cm" style:legend-expansion-aspect-ratio="4.90468227424749" chart:style-name="ch2"/>
        <chart:plot-area chart:style-name="ch3" table:cell-range-address="Hoja1.J2:Hoja1.K11 Hoja1.K1:Hoja1.K1" chart:data-source-has-labels="row" svg:x="0.069cm" svg:y="0.177cm" svg:width="15.844cm" svg:height="8.637cm">
          <chartooo:coordinate-region svg:x="0.981cm" svg:y="0.376cm" svg:width="14.189cm" svg:height="8.2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K2:Hoja1.K11" chart:label-cell-address="Hoja1.K1:Hoja1.K1" chart:class="chart:scatter">
            <chart:domain table:cell-range-address="Hoja1.J2:Hoja1.J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>Ruido(dBm)</text:p>
                <draw:g>
                  <svg:desc>Hoja1.K1:Hoja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J2:Hoja1.J11</svg:desc>
                </draw:g>
              </table:table-cell>
              <table:table-cell office:value-type="float" office:value="-127.8">
                <text:p>-127.8</text:p>
                <draw:g>
                  <svg:desc>Hoja1.K2:Hoja1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-124.4">
                <text:p>-12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17.39">
                <text:p>-117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-112.6">
                <text:p>-11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-110.5">
                <text:p>-11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-104.8">
                <text:p>-10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-94.32">
                <text:p>-94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">
                <text:p>300000</text:p>
              </table:table-cell>
              <table:table-cell office:value-type="float" office:value="-89.9">
                <text:p>-8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-80.8">
                <text:p>-8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00">
                <text:p>3000000</text:p>
              </table:table-cell>
              <table:table-cell office:value-type="float" office:value="-78.6">
                <text:p>-7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